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808cb"/>
    </style:style>
    <style:style style:name="P2" style:family="paragraph" style:parent-style-name="Standard" style:list-style-name="L1">
      <style:text-properties officeooo:rsid="00217089" officeooo:paragraph-rsid="001808c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John</text:h>
      <text:list xml:id="list2727118731" text:style-name="L1">
        <text:list-item>
          <text:p text:style-name="P2">Without a file, will try “single crack mode”</text:p>
          <text:list>
            <text:list-item>
              <text:p text:style-name="P2">Will try to crack passwords in the /etc/passwd</text:p>
              <text:list>
                <text:list-item>
                  <text:p text:style-name="P2">Contains info on Linux such as full name, work and home phone, room #, etc.</text:p>
                </text:list-item>
              </text:list>
            </text:list-item>
            <text:list-item>
              <text:p text:style-name="P2">If that does not work, John uses incremental mode</text:p>
              <text:list>
                <text:list-item>
                  <text:p text:style-name="P2">Most powerful</text:p>
                </text:list-item>
                <text:list-item>
                  <text:p text:style-name="P2">Uses char combos to resolve pwds</text:p>
                </text:list-item>
              </text:list>
            </text:list-item>
            <text:list-item>
              <text:p text:style-name="P2"><text:span text:style-name="T1">unshadow</text:span> cmd line tool</text:p>
              <text:list>
                <text:list-item>
                  <text:p text:style-name="P2">combines /etc/passwd and /etc/shadow into one file:</text:p>
                </text:list-item>
                <text:list-item>
                  <text:p text:style-name="P2">unshadow /etc/passwd /etc/shadow &gt; unshadowed.txt</text:p>
                </text:list-item>
              </text:list>
            </text:list-item>
          </text:list>
        </text:list-item>
        <text:list-item>
          <text:p text:style-name="P2">With a wordlist file (like rockyou.txt)</text:p>
          <text:list>
            <text:list-item>
              <text:p text:style-name="P2">john –wordlist=rockyou.txt unshadowed.tx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5:29:01.884116679</meta:creation-date>
    <meta:generator>LibreOffice/7.0.4.2$Linux_X86_64 LibreOffice_project/00$Build-2</meta:generator>
    <dc:date>2025-07-26T15:29:26.541553649</dc:date>
    <meta:editing-duration>PT25S</meta:editing-duration>
    <meta:editing-cycles>1</meta:editing-cycles>
    <meta:document-statistic meta:table-count="0" meta:image-count="0" meta:object-count="0" meta:page-count="1" meta:paragraph-count="12" meta:word-count="85" meta:character-count="476" meta:non-whitespace-character-count="414"/>
  </office:meta>
</office:document-meta>
</file>